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209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1.3634in"/>
    </style:style>
    <style:style style:name="co5" style:family="table-column">
      <style:table-column-properties fo:break-before="auto" style:column-width="1.4417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1.1846in"/>
    </style:style>
    <style:style style:name="co8" style:family="table-column">
      <style:table-column-properties fo:break-before="auto" style:column-width="1.4862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07in" fo:break-before="auto" style:use-optimal-row-height="true"/>
    </style:style>
    <style:style style:name="ro4" style:family="table-row">
      <style:table-row-properties style:row-height="0.4791in" fo:break-before="auto" style:use-optimal-row-height="true"/>
    </style:style>
    <style:style style:name="ro5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wrap-option="wrap" fo:border-left="none" fo:padding-bottom="0.0193in" fo:padding-left="0.0138in" fo:padding-right="0.0138in" fo:padding-top="0.0193in" fo:border-right="none" fo:border-top="non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-bottom="0.0008in solid #000000" style:text-align-source="fix" style:repeat-content="false" fo:wrap-option="wrap" fo:border-left="none" fo:padding-bottom="0.0193in" fo:padding-left="0.0138in" fo:padding-right="0.0138in" fo:padding-top="0.0193in" fo:border-right="none" fo:border-top="non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wrap-option="wrap" fo:padding-bottom="0.0193in" fo:padding-left="0.0138in" fo:padding-right="0.0138in" fo:padding-top="0.0193in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2">
          <table:table-cell office:value-type="string">
            <text:p>Notes on the Shennong story on page 197 of “Handbook of Chinese Mythology” by Lihui Yang and Deming An.</text:p>
          </table:table-cell>
          <table:table-cell table:style-name="Default" table:number-columns-repeated="6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>
            <text:p>After Shennong cured the plagues, he went on to seek the 5 grains.</text:p>
          </table:table-cell>
          <table:table-cell table:style-name="Default" table:number-columns-repeated="6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>
            <text:p>Shennong planted the <text:span text:style-name="T1">5</text:span> grains and they all survived, because they were helped by the <text:span text:style-name="T1">6 </text:span>species of trees.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>
            <text:p>Shennong established his capital at Chenzhou, which was Chouzhou City in Henan Province. <text:s/>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>
            <text:p>He was on the throne for <text:span text:style-name="T1">140 years</text:span>, and he died at Chalin County, Changsha City in Hunan Province.</text:p>
          </table:table-cell>
          <table:table-cell table:style-name="Default" table:number-columns-repeated="6"/>
          <table:table-cell/>
        </table:table-row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3">
          <table:table-cell table:style-name="ce1" office:value-type="string">
            <text:p>Enumeration (by rluu)</text:p>
          </table:table-cell>
          <table:table-cell table:style-name="ce2" office:value-type="string">
            <text:p>Mountain climbed</text:p>
          </table:table-cell>
          <table:table-cell table:style-name="ce2" office:value-type="string">
            <text:p>Seed type</text:p>
          </table:table-cell>
          <table:table-cell table:style-name="ce2" office:value-type="string">
            <text:p>Tree it was left with</text:p>
          </table:table-cell>
          <table:table-cell table:style-name="ce2" office:value-type="string">
            <text:p>Where he went next</text:p>
          </table:table-cell>
          <table:table-cell table:style-name="ce2" office:value-type="string">
            <text:p>Number of times seed was planted</text:p>
          </table:table-cell>
          <table:table-cell table:style-name="ce2" office:value-type="string">
            <text:p>Production of fruit?</text:p>
          </table:table-cell>
          <table:table-cell table:style-name="ce1" office:value-type="string">
            <text:p>Conclusion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Mount Yangtou</text:p>
          </table:table-cell>
          <table:table-cell office:value-type="string">
            <text:p>Millet seed [ONE seed]</text:p>
          </table:table-cell>
          <table:table-cell office:value-type="string">
            <text:p>Chinese date tree</text:p>
          </table:table-cell>
          <table:table-cell office:value-type="string">
            <text:p>Went to open up a wasteland.</text:p>
          </table:table-cell>
          <table:table-cell office:value-type="string">
            <text:p>8</text:p>
          </table:table-cell>
          <table:table-cell office:value-type="string">
            <text:p>Yes</text:p>
          </table:table-cell>
          <table:table-cell office:value-type="string">
            <text:p>People were able to eat millet.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Mount Daliang</text:p>
          </table:table-cell>
          <table:table-cell office:value-type="string">
            <text:p>Rice seed</text:p>
            <text:p><text:s/>(was found hiding in the grasses).</text:p>
          </table:table-cell>
          <table:table-cell office:value-type="string">
            <text:p>Willow tree.</text:p>
          </table:table-cell>
          <table:table-cell office:value-type="string">
            <text:p>Paddy field.</text:p>
          </table:table-cell>
          <table:table-cell office:value-type="string">
            <text:p>7</text:p>
          </table:table-cell>
          <table:table-cell office:value-type="string">
            <text:p>Yes</text:p>
          </table:table-cell>
          <table:table-cell office:value-type="string">
            <text:p>Humans were able to eat rice.</text:p>
          </table:table-cell>
        </table:table-row>
        <table:table-row table:style-name="ro4">
          <table:table-cell office:value-type="float" office:value="3">
            <text:p>3</text:p>
          </table:table-cell>
          <table:table-cell/>
          <table:table-cell office:value-type="string">
            <text:p>Adzuki bean seed</text:p>
          </table:table-cell>
          <table:table-cell office:value-type="string">
            <text:p>Plum tree</text:p>
          </table:table-cell>
          <table:table-cell office:value-type="string">
            <text:p>Easy to plant and was able to grow in infertile fields.</text:p>
          </table:table-cell>
          <table:table-cell office:value-type="string">
            <text:p>1</text:p>
          </table:table-cell>
          <table:table-cell office:value-type="string">
            <text:p>[Not mentioned]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Mount Weishi</text:p>
          </table:table-cell>
          <table:table-cell office:value-type="string">
            <text:p>Soybean seed. <text:s/>[ONE seed] (difficult to get seeds)</text:p>
          </table:table-cell>
          <table:table-cell office:value-type="string">
            <text:p>Peach tree</text:p>
          </table:table-cell>
          <table:table-cell/>
          <table:table-cell office:value-type="string">
            <text:p>5</text:p>
          </table:table-cell>
          <table:table-cell office:value-type="string">
            <text:p>Yes</text:p>
          </table:table-cell>
          <table:table-cell office:value-type="string">
            <text:p>Tofu was able to be made south of the Huai River.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Mount Zhushi</text:p>
          </table:table-cell>
          <table:table-cell office:value-type="string">
            <text:p>Barley and wheat. <text:s/>[TWO seeds of them]</text:p>
          </table:table-cell>
          <table:table-cell office:value-type="string">
            <text:p>Peach tree</text:p>
          </table:table-cell>
          <table:table-cell/>
          <table:table-cell office:value-type="string">
            <text:p>12</text:p>
          </table:table-cell>
          <table:table-cell office:value-type="string">
            <text:p>[Not mentioned]</text:p>
          </table:table-cell>
          <table:table-cell office:value-type="string">
            <text:p>People were able to eat pastry food.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Mount Wuzhi</text:p>
          </table:table-cell>
          <table:table-cell office:value-type="string">
            <text:p>Sesame seed</text:p>
          </table:table-cell>
          <table:table-cell office:value-type="string">
            <text:p>Brambles (a rough prickly shrub or vine)</text:p>
          </table:table-cell>
          <table:table-cell/>
          <table:table-cell office:value-type="string">
            <text:p>1</text:p>
          </table:table-cell>
          <table:table-cell office:value-type="string">
            <text:p>[Not mentioned]</text:p>
          </table:table-cell>
          <table:table-cell office:value-type="string">
            <text:p>People were able to fry dishes in sesame oil.</text:p>
          </table:table-cell>
        </table:table-row>
        <table:table-row table:style-name="ro5" table:number-rows-repeated="15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2">06/12/2013</text:date>, <text:time>10:1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6-12T09:29:28</meta:creation-date>
    <dc:date>2013-06-12T10:13:43</dc:date>
    <meta:editing-duration>PT13M55S</meta:editing-duration>
    <meta:editing-cycles>4</meta:editing-cycles>
    <meta:generator>LibreOffice/3.3$Unix LibreOffice_project/330m18$Build-4</meta:generator>
    <meta:document-statistic meta:table-count="3" meta:cell-count="56" meta:object-count="0"/>
  </office:meta>
</office:document-meta>
</file>